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" fo:font-size="12.0pt" fo:color="#000000"/>
    </style:style>
    <style:style style:name="P2" style:family="paragraph" style:parent-style-name="Standard">
      <style:paragraph-properties fo:margin-top="0.0694in" fo:margin-bottom="0.0694in"/>
      <style:text-properties style:font-name="Times New Roman" fo:font-size="14.0pt"/>
    </style:style>
    <style:style style:name="P3" style:family="paragraph" style:parent-style-name="Standard">
      <style:text-properties style:font-name="Times New Roman" fo:font-size="14.0pt"/>
    </style:style>
    <style:style style:name="P4" style:family="paragraph" style:parent-style-name="Standard">
      <style:paragraph-properties fo:margin-bottom="0.1111in" fo:line-height="106%"/>
      <style:text-properties style:font-name="Times New Roman" fo:font-size="14.0pt"/>
    </style:style>
    <style:style style:name="P5" style:family="paragraph" style:parent-style-name="Standard">
      <style:text-properties style:font-name="Times New Roman" fo:font-size="14.0pt" fo:color="#000000"/>
    </style:style>
    <style:style style:name="T1" style:family="text">
      <style:text-properties fo:letter-spacing="0.0000in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TEMA 1 - La historia del vino. Del mito a la copa</text:p>
      <text:p text:style-name="P3"><text:span text:style-name="T1">“La sangre de la tierra que ha escrito la historia de la humanidad.”</text:span></text:p>
      <text:p text:style-name="P3"/>
      <text:p text:style-name="P2">TEMA 2 - La vid y sus secretos</text:p>
      <text:p text:style-name="P3"><text:span text:style-name="T1">“En el silencio del viñedo, la tierra encuentra su propia voz.”</text:span></text:p>
      <text:p text:style-name="P3"/>
      <text:p text:style-name="P2">TEMA 3: PROCESO DE ELABORACIÓN DEL VINO</text:p>
      <text:p text:style-name="P2"><text:span text:style-name="T1">“Del campo a la copa: la alquimia del tiempo y la tierra.”</text:span></text:p>
      <text:p text:style-name="P2"/>
      <text:p text:style-name="P2">TEMA 4: VINOS TINTOS – CUERPO Y CARÁCTER</text:p>
      <text:p text:style-name="P2"><text:span text:style-name="T1">“El vino tinto no se bebe… se conversa.”</text:span></text:p>
      <text:p text:style-name="P2"/>
      <text:p text:style-name="P2">TEMA 5: VINOS BLANCOS – FRESCURA Y ELEGANCIA</text:p>
      <text:p text:style-name="P2"><text:span text:style-name="T1">“Un buen blanco es como el verano: ligero, brillante y fugaz.”</text:span></text:p>
      <text:p text:style-name="P4"/>
      <text:p text:style-name="P2">TEMA 6: VINOS ROSADOS – EQUILIBRIO Y VERSATILIDAD</text:p>
      <text:p text:style-name="P2"><text:span text:style-name="T1">“El rosado no elige bandos: conquista a todos los paladares.”</text:span></text:p>
      <text:p text:style-name="P4"/>
      <text:p text:style-name="P2">TEMA 7: VINOS ESPUMOSOS – LA MAGIA DE LAS BURBUJAS</text:p>
      <text:p text:style-name="P2"><text:span text:style-name="T1">“Cada burbuja es un aplauso pequeño que celebra la vida.”</text:span></text:p>
      <text:p text:style-name="P2"/>
      <text:p text:style-name="P2">TEMA 8: VINOS DULCES Y GENEROSOS – EL PLACER EN CADA SORBO</text:p>
      <text:p text:style-name="P2"><text:span text:style-name="T1"><text:s/>“Los vinos dulces son el postre de los dioses… y el secreto de los mortales felices.”</text:span></text:p>
      <text:p text:style-name="P5"/>
      <text:p text:style-name="P2">TEMA 9: CÓMO CATAR UN VINO PASO A PASO</text:p>
      <text:p text:style-name="P2"><text:span text:style-name="T1">“Catar es escuchar lo que el vino tiene que decir, sin interrumpirlo.”</text:span></text:p>
      <text:p text:style-name="P4"/>
      <text:p text:style-name="P4">TEMA 10: LA TEMPERATURA PERFECTA</text:p>
      <text:p text:style-name="P2"><text:span text:style-name="T1">“Un vino fuera de temperatura es como una canción desafinada.”</text:span></text:p>
      <text:p text:style-name="P4"/>
      <text:p text:style-name="P2">TEMA 11: LA COPA PERFECTA</text:p>
      <text:p text:style-name="P2"><text:span text:style-name="T1"><text:s/>“La copa correcta convierte un buen vino en una experiencia memorable.”</text:span></text:p>
      <text:p text:style-name="P4"/>
      <text:p text:style-name="P2">TEMA 12: EL VINO EN LA HISTORIA DEL ARTE</text:p>
      <text:p text:style-name="P2"><text:span text:style-name="T1"><text:s/>“El arte pinta lo que el vino hace sentir.”</text:span></text:p>
      <text:p text:style-name="P4"/>
      <text:p text:style-name="P4">TEMA 13: MARIDAJES QUE ENAMORAN</text:p>
      <text:p text:style-name="P2"><text:span text:style-name="T1">“Un buen maridaje no se explica… se saborea.”</text:span></text:p>
      <text:p text:style-name="P4"/>
      <text:p text:style-name="P2">TEMA 14: VINOS &amp; MÚSICA – LA ARMONÍA PERFECTA</text:p>
      <text:p text:style-name="P2"><text:span text:style-name="T1"><text:s/>“El vino entra por la boca… pero la música lo hace bailar.”</text:span></text:p>
      <text:p text:style-name="P4"/>
      <text:p text:style-name="P4">TEMA 15: RUTAS DEL VINO DEL MUNDO</text:p>
      <text:p text:style-name="P2"><text:span text:style-name="T1"><text:s/>“Quien viaja y bebe vino, vive dos veces.”</text:span></text:p>
      <text:p text:style-name="P4"/>
      <text:p text:style-name="P2">TEMA 16: EL VINO COMO RITUAL SOCIAL</text:p>
      <text:p text:style-name="P2"><text:span text:style-name="T1"><text:s/>“El vino sabe mejor cuando se comparte… y se recuerda.”</text:span></text:p>
      <text:p text:style-name="P4"/>
      <text:p text:style-name="P2"><text:span text:style-name="T2">TEMA </text:span>17: CÓMO LEER UNA ETIQUETA DE VINO</text:p>
      <text:p text:style-name="P2"><text:span text:style-name="T1"><text:s/>“Cada etiqueta es una carta de amor escrita por el viñedo.”</text:span></text:p>
      <text:p text:style-name="P4"/>
      <text:p text:style-name="P4">TEMA 18: CONSERVACIÓN Y SERVICIO DEL VINO</text:p>
      <text:p text:style-name="P2"><text:span text:style-name="T1"><text:s/>“Cuidar un vino es cuidar el tiempo embotellado.”</text:span></text:p>
      <text:p text:style-name="P4"/>
      <text:p text:style-name="P4">TEMA 19: CÓMO ELEGIR UN VINO EN RESTAURANTE O TIENDA</text:p>
      <text:p text:style-name="P2"><text:span text:style-name="T1"><text:s/>“El mejor vino no es el más caro, sino el que se comparte.”</text:span></text:p>
      <text:p text:style-name="P4"/>
      <text:p text:style-name="P2">TEMA 20: VINOS DEL FUTURO – SOSTENIBILIDAD Y TECNOLOGÍA</text:p>
      <text:p text:style-name="P2"><text:span text:style-name="T1">“El futuro del vino se cultiva con respeto y se brinda con conciencia.”</text:span></text:p>
      <text:p text:style-name="P4"/>
      <text:p text:style-name="P4">TEMA 21: CÓMO CREAR TU BODEGA PERSONAL</text:p>
      <text:p text:style-name="P2"><text:span text:style-name="T1"><text:s/>“Una bodega es un diario de recuerdos líquidos.”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